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8ebf" officeooo:paragraph-rsid="001a8ebf"/>
    </style:style>
    <style:style style:name="P2" style:family="paragraph" style:parent-style-name="Standard">
      <style:text-properties officeooo:rsid="001a9e9d" officeooo:paragraph-rsid="001a9e9d"/>
    </style:style>
    <style:style style:name="P3" style:family="paragraph" style:parent-style-name="Standard">
      <style:text-properties officeooo:rsid="001b82b7" officeooo:paragraph-rsid="001b82b7"/>
    </style:style>
    <style:style style:name="P4" style:family="paragraph" style:parent-style-name="Standard">
      <style:text-properties officeooo:paragraph-rsid="001b82b7"/>
    </style:style>
    <style:style style:name="P5" style:family="paragraph" style:parent-style-name="Standard">
      <style:text-properties officeooo:paragraph-rsid="002191d4"/>
    </style:style>
    <style:style style:name="P6" style:family="paragraph" style:parent-style-name="Standard" style:list-style-name="L1">
      <style:text-properties officeooo:paragraph-rsid="001b82b7"/>
    </style:style>
    <style:style style:name="P7" style:family="paragraph" style:parent-style-name="Standard">
      <style:text-properties officeooo:paragraph-rsid="001b82b7"/>
    </style:style>
    <style:style style:name="T1" style:family="text">
      <style:text-properties officeooo:rsid="001a9e9d"/>
    </style:style>
    <style:style style:name="T2" style:family="text">
      <style:text-properties officeooo:rsid="001b82b7"/>
    </style:style>
    <style:style style:name="T3" style:family="text">
      <style:text-properties officeooo:rsid="001e0dc0"/>
    </style:style>
    <style:style style:name="T4" style:family="text">
      <style:text-properties officeooo:rsid="002004e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abrimos Eclipse seleccionando el que será nuestro entorno de trabajo, <text:span text:style-name="T1">le damos al botón de “New”, seleccionamos “Other” y “Spring Starter Project”, será más fácil buscarlo en la barra. </text:span></text:p>
      <text:p text:style-name="P1"/>
      <text:p text:style-name="P2">En la pantalla de creación elegimos el nombre, el tipo (Maven Project) y el package, que tendrá un nombre parecido a un dominio pero al revés, <text:span text:style-name="T2">será un identificador único para nuestros proyectos.</text:span></text:p>
      <text:p text:style-name="P2"/>
      <text:p text:style-name="P3">Elegimos estas 4 dependencias:</text:p>
      <text:list xml:id="list2521377410" text:style-name="L1">
        <text:list-item>
          <text:p text:style-name="P6">Spring Boot DevTools </text:p>
        </text:list-item>
        <text:list-item>
          <text:p text:style-name="P6">Spring Data JPA </text:p>
        </text:list-item>
        <text:list-item>
          <text:p text:style-name="P6">MySQL Driver </text:p>
        </text:list-item>
        <text:list-item>
          <text:p text:style-name="P6">Spring Web </text:p>
        </text:list-item>
      </text:list>
      <text:p text:style-name="P4"/>
      <text:p text:style-name="P4">-<text:span text:style-name="T3">Como subir una imagen en Spring</text:span></text:p>
      <text:p text:style-name="P4"><text:a xlink:type="simple" xlink:href="https://www.youtube.com/watch?v=-Xf_fbKQit8&amp;list=PLR2yPNIFMlL9uyIUoF1CFVMlfclJKPct9" text:style-name="Internet_20_link" text:visited-style-name="Visited_20_Internet_20_Link">https://www.youtube.com/watch?v=-Xf_fbKQit8&amp;list=PLR2yPNIFMlL9uyIUoF1CFVMlfclJKPct9</text:a><text:line-break/></text:p>
      <text:p text:style-name="P4">-<text:span text:style-name="T4">subir imagen en spring</text:span></text:p>
      <text:p text:style-name="P4"><text:a xlink:type="simple" xlink:href="https://www.techgeeknext.com/spring-boot/spring-boot-upload-image" text:style-name="Internet_20_link" text:visited-style-name="Visited_20_Internet_20_Link">https://www.techgeeknext.com/spring-boot/spring-boot-upload-image</text:a></text:p>
      <text:p text:style-name="P4"/>
      <text:p text:style-name="P5">-<text:span text:style-name="T4">subir imagen en spring</text:span></text:p>
      <text:p text:style-name="P4"><text:a xlink:type="simple" xlink:href="https://medium.com/shoutloudz/spring-boot-upload-and-download-ima" text:style-name="Internet_20_link" text:visited-style-name="Visited_20_Internet_20_Link">https://medium.com/shoutloudz/spring-boot-upload-and-download-ima</text:a></text:p>
      <text:p text:style-name="P4"/>
      <text:p text:style-name="P4">-https://youtu.be/tSKg5bXPXZA</text:p>
      <text:p text:style-name="P4"/>
      <text:p text:style-name="P4">-https://youtu.be/1S2BEaV3JYU</text:p>
      <text:p text:style-name="P4"/>
      <text:p text:style-name="P4">-https://bushansirgur.in/spring-boot-file-upload-and-download-with-database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20:09:44.214000000</meta:creation-date>
    <dc:date>2022-11-17T20:17:51.996000000</dc:date>
    <meta:editing-duration>PT16M55S</meta:editing-duration>
    <meta:editing-cycles>7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" meta:word-count="101" meta:character-count="909" meta:non-whitespace-character-count="822"/>
  </office:meta>
</office:document-meta>
</file>